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7ed2ed" draw:textarea-horizontal-align="justify" draw:textarea-vertical-align="middle" draw:auto-grow-height="false" fo:min-height="0.426cm" fo:min-width="0.816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684b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5e08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5e08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d684b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631cm" svg:height="2.026cm" svg:x="9.673cm" svg:y="14.08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2" draw:text-style-name="P2" draw:layer="layout" svg:width="0.498cm" svg:height="0.489cm" svg:x="10.73cm" svg:y="13.878cm">
            <text:p/>
          </draw:ellipse>
          <draw:ellipse draw:style-name="gr3" draw:text-style-name="P3" draw:layer="layout" svg:width="0.498cm" svg:height="0.489cm" svg:x="10.756cm" svg:y="15.908cm">
            <text:p/>
          </draw:ellipse>
          <draw:ellipse draw:style-name="gr4" draw:text-style-name="P5" draw:layer="layout" svg:width="0.498cm" svg:height="0.489cm" svg:x="10.086cm" svg:y="14.842cm">
            <text:p text:style-name="P4"><text:span text:style-name="T1">0</text:span></text:p>
          </draw:ellipse>
          <draw:ellipse draw:style-name="gr3" draw:text-style-name="P3" draw:layer="layout" svg:width="0.5cm" svg:height="0.489cm" svg:x="11.381cm" svg:y="14.858cm">
            <text:p/>
          </draw:ellipse>
          <draw:ellipse draw:style-name="gr2" draw:text-style-name="P2" draw:layer="layout" svg:width="0.498cm" svg:height="0.489cm" svg:x="9.421cm" svg:y="15.871cm">
            <text:p/>
          </draw:ellipse>
          <draw:ellipse draw:style-name="gr2" draw:text-style-name="P2" draw:layer="layout" svg:width="0.498cm" svg:height="0.489cm" svg:x="12.047cm" svg:y="15.864cm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0:05:55.169846414</meta:creation-date>
    <dc:date>2018-04-26T10:06:13.375190792</dc:date>
    <meta:editing-duration>PT19S</meta:editing-duration>
    <meta:editing-cycles>1</meta:editing-cycles>
    <meta:document-statistic meta:object-count="8"/>
    <meta:generator>LibreOffice/6.0.0.3$MacOSX_X86_64 LibreOffice_project/64a0f66915f38c6217de274f0aa8e15618924765</meta:generator>
  </office:meta>
</office:document-meta>
</file>